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ocument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createElement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createTextNode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adoptNode( Nod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ElementById( String elem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renameNode( Node n , String namespaceURI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ElementsByTagNam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createDocumen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setStrictErrorChecking( boolean strictErrorChe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createCDATASection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setDocumentURI( String documen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Defaul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create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Inpu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Xm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createElem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StrictError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createAttribute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setXml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creat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createCommen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Xml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ElementsByTag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normaliz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Documen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Docum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Dom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setXmlStandalone( boolean standal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createEntityReferen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cument.importNode( Node importedNode ,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